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4.499cm" table:align="left"/>
    </style:style>
    <style:style style:name="Tabela2.A" style:family="table-column">
      <style:table-column-properties style:column-width="2.425cm"/>
    </style:style>
    <style:style style:name="Tabela2.B" style:family="table-column">
      <style:table-column-properties style:column-width="2.427cm"/>
    </style:style>
    <style:style style:name="Tabela2.E" style:family="table-column">
      <style:table-column-properties style:column-width="2.402cm"/>
    </style:style>
    <style:style style:name="Tabela2.F" style:family="table-column">
      <style:table-column-properties style:column-width="2.39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fb34" officeooo:paragraph-rsid="0010fb34"/>
    </style:style>
    <style:style style:name="P2" style:family="paragraph" style:parent-style-name="Table_20_Contents">
      <style:paragraph-properties fo:text-align="end" style:justify-single-word="false"/>
      <style:text-properties officeooo:rsid="0010fb34" officeooo:paragraph-rsid="0010fb34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text-properties officeooo:paragraph-rsid="0010fb34"/>
    </style:style>
    <style:style style:name="T1" style:family="text">
      <style:text-properties officeooo:rsid="0010f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blema 7: Design de Arquitetura de Microserviços</text:h>
      <text:p text:style-name="Standard">Resolução:</text:p>
      <text:p text:style-name="Standard">x = 2u, 4ram, $500, 10%</text:p>
      <text:p text:style-name="Standard">y = 3u, 2ram, $700, 15%</text:p>
      <text:p text:style-name="Standard"/>
      <text:p text:style-name="Standard">MAX 10x + 15y</text:p>
      <text:p text:style-name="Standard"><text:s text:c="4"/>2x + 3y &lt;= 30</text:p>
      <text:p text:style-name="Standard"><text:s text:c="4"/>4x + 2y &lt;= 40</text:p>
      <text:p text:style-name="Standard"><text:s text:c="4"/>500x + 700y &lt;= 5000</text:p>
      <text:p text:style-name="Standard"><text:s text:c="4"/>10x + 15y &gt;= 100</text:p>
      <text:p text:style-name="Standard"><text:s text:c="4"/>x &gt;= 0, y &gt;= 0</text:p>
      <text:p text:style-name="Standard"/>
      <text:p text:style-name="Standard">(0,7) = 105, (1,6) = 100, (3,5) = 105, (4,4) = 100, (7,2) = 100, (10,0) = 100</text:p>
      <text:h text:style-name="Heading_20_2" text:outline-level="2">Tabela</text:h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P1">Y</text:p>
          </table:table-cell>
          <table:table-cell table:style-name="Tabela1.A1" office:value-type="string">
            <text:p text:style-name="P1">VF1</text:p>
          </table:table-cell>
          <table:table-cell table:style-name="Tabela1.A1" office:value-type="string">
            <text:p text:style-name="P1">VF2</text:p>
          </table:table-cell>
          <table:table-cell table:style-name="Tabela1.A1" office:value-type="string">
            <text:p text:style-name="P1">VF3</text:p>
          </table:table-cell>
          <table:table-cell table:style-name="Tabela1.A1" office:value-type="string">
            <text:p text:style-name="P1">VF4</text:p>
          </table:table-cell>
          <table:table-cell table:style-name="Tabela1.G1" office:value-type="string">
            <text:p text:style-name="P1">LD</text:p>
          </table:table-cell>
        </table:table-row>
        <table:table-row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G2" office:value-type="string">
            <text:p text:style-name="P2">30</text:p>
          </table:table-cell>
        </table:table-row>
        <table:table-row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G2" office:value-type="string">
            <text:p text:style-name="P2">40</text:p>
          </table:table-cell>
        </table:table-row>
        <table:table-row>
          <table:table-cell table:style-name="Tabela1.A2" office:value-type="string">
            <text:p text:style-name="P2">500</text:p>
          </table:table-cell>
          <table:table-cell table:style-name="Tabela1.A2" office:value-type="string">
            <text:p text:style-name="P2">700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0</text:p>
          </table:table-cell>
          <table:table-cell table:style-name="Tabela1.G2" office:value-type="string">
            <text:p text:style-name="P2">5000</text:p>
          </table:table-cell>
        </table:table-row>
        <table:table-row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15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2">0</text:p>
          </table:table-cell>
          <table:table-cell table:style-name="Tabela1.A2" office:value-type="string">
            <text:p text:style-name="P3">-<text:span text:style-name="T1">1</text:span></text:p>
          </table:table-cell>
          <table:table-cell table:style-name="Tabela1.G2" office:value-type="string">
            <text:p text:style-name="P2">100</text:p>
          </table:table-cell>
        </table:table-row>
      </table:table>
      <text:h text:style-name="Heading_20_1" text:outline-level="1">Problema 9: Balanceamento de Carga em Cluster de Containers</text:h>
      <text:p text:style-name="Standard">Resolução:</text:p>
      <text:p text:style-name="Standard">x = 10c, 32ram, 4cpu</text:p>
      <text:p text:style-name="Standard">y = 8c, 16ram, 8cpu</text:p>
      <text:p text:style-name="Standard"/>
      <text:p text:style-name="Standard">min 20x + 25y</text:p>
      <text:p text:style-name="Standard"><text:s text:c="4"/>10x + 8y &gt;= 100</text:p>
      <text:p text:style-name="Standard"><text:s text:c="4"/>32x + 16y &lt;= 400</text:p>
      <text:p text:style-name="Standard"><text:s text:c="4"/>4x + 8y &lt;= 200</text:p>
      <text:p text:style-name="P4"><text:s text:c="4"/>x &gt;= 0, y &gt;= 0</text:p>
      <text:h text:style-name="Heading_20_2" text:outline-level="2">Tabela</text:h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column table:style-name="Tabela2.F"/>
        <table:table-row>
          <table:table-cell table:style-name="Tabela2.A1" office:value-type="string">
            <text:p text:style-name="P1">X</text:p>
          </table:table-cell>
          <table:table-cell table:style-name="Tabela2.A1" office:value-type="string">
            <text:p text:style-name="P1">Y</text:p>
          </table:table-cell>
          <table:table-cell table:style-name="Tabela2.A1" office:value-type="string">
            <text:p text:style-name="P1">VF1</text:p>
          </table:table-cell>
          <table:table-cell table:style-name="Tabela2.A1" office:value-type="string">
            <text:p text:style-name="P1">VF2</text:p>
          </table:table-cell>
          <table:table-cell table:style-name="Tabela2.A1" office:value-type="string">
            <text:p text:style-name="P1">VF3</text:p>
          </table:table-cell>
          <table:table-cell table:style-name="Tabela2.F1" office:value-type="string">
            <text:p text:style-name="P1">LD</text:p>
          </table:table-cell>
        </table:table-row>
        <table:table-row>
          <table:table-cell table:style-name="Tabela2.A2" office:value-type="string">
            <text:p text:style-name="P2">10</text:p>
          </table:table-cell>
          <table:table-cell table:style-name="Tabela2.A2" office:value-type="string">
            <text:p text:style-name="P2">8</text:p>
          </table:table-cell>
          <table:table-cell table:style-name="Tabela2.A2" office:value-type="string">
            <text:p text:style-name="P2">-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F2" office:value-type="string">
            <text:p text:style-name="P2">100</text:p>
          </table:table-cell>
        </table:table-row>
        <table:table-row>
          <table:table-cell table:style-name="Tabela2.A2" office:value-type="string">
            <text:p text:style-name="P2">32</text:p>
          </table:table-cell>
          <table:table-cell table:style-name="Tabela2.A2" office:value-type="string">
            <text:p text:style-name="P2">16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F2" office:value-type="string">
            <text:p text:style-name="P2">400</text:p>
          </table:table-cell>
        </table:table-row>
        <table:table-row>
          <table:table-cell table:style-name="Tabela2.A2" office:value-type="string">
            <text:p text:style-name="P2">4</text:p>
          </table:table-cell>
          <table:table-cell table:style-name="Tabela2.A2" office:value-type="string">
            <text:p text:style-name="P2">8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F2" office:value-type="string">
            <text:p text:style-name="P2">20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0:45:12.352562450</meta:creation-date>
    <dc:date>2025-06-09T10:52:24.655787925</dc:date>
    <meta:editing-duration>PT7M14S</meta:editing-duration>
    <meta:editing-cycles>1</meta:editing-cycles>
    <meta:document-statistic meta:table-count="2" meta:image-count="0" meta:object-count="0" meta:page-count="1" meta:paragraph-count="81" meta:word-count="174" meta:character-count="598" meta:non-whitespace-character-count="469"/>
    <meta:generator>LibreOffice/24.8.6.2$Linux_X86_64 LibreOffice_project/480$Build-2</meta:generator>
  </office:meta>
</office:document-meta>
</file>